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LOG([.A1])" office:value-type="float" office:value="0">
            <text:p>0</text:p>
          </table:table-cell>
          <table:table-cell/>
          <table:table-cell table:formula="of:=SUM([.A1:.B1])" office:value-type="float" office:value="1">
            <text:p>1</text:p>
          </table:table-cell>
          <table:table-cell office:value-type="string">
            <text:p>ABC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LOG([.A2])" office:value-type="float" office:value="0.301029995663981">
            <text:p>0.3</text:p>
          </table:table-cell>
          <table:table-cell/>
          <table:table-cell table:formula="of:=SUM([.A2:.B2])" office:value-type="float" office:value="2.30102999566398">
            <text:p>2.3</text:p>
          </table:table-cell>
          <table:table-cell office:value-type="string">
            <text:p>DEF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LOG([.A3])" office:value-type="float" office:value="0.477121254719662">
            <text:p>0.48</text:p>
          </table:table-cell>
          <table:table-cell/>
          <table:table-cell table:formula="of:=SUM([.A3:.B3])" office:value-type="float" office:value="3.47712125471966">
            <text:p>3.48</text:p>
          </table:table-cell>
          <table:table-cell office:value-type="string">
            <text:p>ASDAS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LOG([.A4])" office:value-type="float" office:value="0.602059991327962">
            <text:p>0.6</text:p>
          </table:table-cell>
          <table:table-cell/>
          <table:table-cell table:formula="of:=SUM([.A4:.B4])" office:value-type="float" office:value="4.60205999132796">
            <text:p>4.6</text:p>
          </table:table-cell>
          <table:table-cell office:value-type="string">
            <text:p>AD asd 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 office:value-type="string">
            <text:p>NA</text:p>
          </table:table-cell>
          <table:table-cell table:formula="of:=SUM([.D1:.D4])" office:value-type="float" office:value="11.3802112417116">
            <text:p>11.38</text:p>
          </table:table-cell>
          <table:table-cell office:value-type="string">
            <text:p>NA</text:p>
          </table:table-cell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formula="of:=[.B2]*4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formula="of:=[.B3]*4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formula="of:=[.B4]*4"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table:formula="of:=[.B5]*4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e</text:p>
          </table:table-cell>
          <table:table-cell table:formula="of:=[.B6]*4" office:value-type="float" office:value="24">
            <text:p>24</text:p>
          </table:table-cell>
        </table:table-row>
      </table:table>
      <table:table table:name="Sheet3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3">02/03/2009</text:date>, <text:time>16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2T21:22:00</meta:creation-date>
    <dc:date>2009-02-03T16:44:45</dc:date>
    <meta:editing-duration>PT08H17M53S</meta:editing-duration>
    <meta:editing-cycles>9</meta:editing-cycles>
    <meta:generator>OpenOffice.org/3.0$Unix OpenOffice.org_project/300m9$Build-9358</meta:generator>
    <meta:document-statistic meta:table-count="3" meta:cell-count="40" meta:object-count="0"/>
  </office:meta>
</office:document-meta>
</file>